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fo:font-size="12pt" officeooo:rsid="001fdca7" officeooo:paragraph-rsid="001fdca7" style:font-size-asian="12pt" style:font-size-complex="12pt"/>
    </style:style>
    <style:style style:name="P2" style:family="paragraph" style:parent-style-name="Subtitle">
      <style:paragraph-properties fo:line-height="200%"/>
      <style:text-properties style:font-name="Times New Roman" fo:font-size="12pt" officeooo:paragraph-rsid="001fdca7" style:font-size-asian="12pt" style:font-size-complex="12pt"/>
    </style:style>
    <style:style style:name="P3" style:family="paragraph" style:parent-style-name="Text_20_body">
      <style:paragraph-properties fo:line-height="200%"/>
      <style:text-properties style:font-name="Times New Roman" fo:font-size="12pt" officeooo:paragraph-rsid="001fdca7" style:font-size-asian="12pt" style:font-size-complex="12pt"/>
    </style:style>
    <style:style style:name="P4" style:family="paragraph" style:parent-style-name="Heading_20_1">
      <style:paragraph-properties fo:line-height="200%"/>
      <style:text-properties style:font-name="Times New Roman" fo:font-size="12pt" officeooo:rsid="002d5739" officeooo:paragraph-rsid="002d5739" style:font-size-asian="12pt" style:font-size-complex="12pt"/>
    </style:style>
    <style:style style:name="P5" style:family="paragraph" style:parent-style-name="Text_20_body">
      <style:paragraph-properties fo:line-height="200%"/>
      <style:text-properties style:font-name="Times New Roman" fo:font-size="12pt" officeooo:paragraph-rsid="002d5739" style:font-size-asian="12pt" style:font-size-complex="12pt"/>
    </style:style>
    <style:style style:name="P6" style:family="paragraph" style:parent-style-name="Heading_20_1">
      <style:paragraph-properties fo:line-height="200%"/>
      <style:text-properties style:font-name="Times New Roman" fo:font-size="12pt" style:font-size-asian="12pt" style:font-size-complex="12pt"/>
    </style:style>
    <style:style style:name="P7" style:family="paragraph" style:parent-style-name="Text_20_body">
      <style:paragraph-properties fo:line-height="200%"/>
      <style:text-properties style:font-name="Times New Roman" fo:font-size="12pt" officeooo:paragraph-rsid="00306fac" style:font-size-asian="12pt" style:font-size-complex="12pt"/>
    </style:style>
    <style:style style:name="P8" style:family="paragraph" style:parent-style-name="Text_20_body">
      <style:paragraph-properties fo:line-height="200%"/>
      <style:text-properties style:font-name="Times New Roman" fo:font-size="12pt" officeooo:paragraph-rsid="0090f3d3" style:font-size-asian="12pt" style:font-size-complex="12pt"/>
    </style:style>
    <style:style style:name="P9" style:family="paragraph" style:parent-style-name="Text_20_body">
      <style:paragraph-properties fo:line-height="200%"/>
      <style:text-properties style:font-name="Times New Roman" fo:font-size="12pt" style:font-size-asian="12pt" style:font-size-complex="12pt"/>
    </style:style>
    <style:style style:name="P10" style:family="paragraph" style:parent-style-name="Text_20_body">
      <style:paragraph-properties fo:line-height="200%"/>
      <style:text-properties style:font-name="Times New Roman" fo:font-size="12pt" officeooo:rsid="002ba826" officeooo:paragraph-rsid="002ba826" style:font-size-asian="12pt" style:font-size-complex="12pt"/>
    </style:style>
    <style:style style:name="P11" style:family="paragraph" style:parent-style-name="Text_20_body">
      <style:paragraph-properties fo:line-height="200%"/>
      <style:text-properties style:font-name="Times New Roman" fo:font-size="12pt" officeooo:rsid="002ba826" officeooo:paragraph-rsid="0090f3d3" style:font-size-asian="12pt" style:font-size-complex="12pt"/>
    </style:style>
    <style:style style:name="P12" style:family="paragraph" style:parent-style-name="Text_20_body">
      <style:paragraph-properties fo:line-height="200%"/>
      <style:text-properties style:font-name="Times New Roman" fo:font-size="12pt" officeooo:rsid="009122bc" officeooo:paragraph-rsid="009122bc" style:font-size-asian="12pt" style:font-size-complex="12pt"/>
    </style:style>
    <style:style style:name="P13" style:family="paragraph" style:parent-style-name="Text_20_body">
      <style:paragraph-properties fo:line-height="200%"/>
      <style:text-properties style:font-name="Times New Roman" fo:font-size="12pt" officeooo:rsid="0090f3d3" officeooo:paragraph-rsid="0090f3d3" style:font-size-asian="12pt" style:font-size-complex="12pt"/>
    </style:style>
    <style:style style:name="P14" style:family="paragraph" style:parent-style-name="Text_20_body">
      <style:paragraph-properties fo:line-height="200%"/>
      <style:text-properties style:font-name="Times New Roman" fo:font-size="12pt" officeooo:rsid="00215897" officeooo:paragraph-rsid="0090f3d3" style:font-size-asian="12pt" style:font-size-complex="12pt"/>
    </style:style>
    <style:style style:name="P15" style:family="paragraph" style:parent-style-name="Text_20_body" style:list-style-name="L1">
      <style:paragraph-properties fo:line-height="200%"/>
      <style:text-properties style:font-name="Times New Roman" fo:font-size="12pt" officeooo:rsid="00216f6a" officeooo:paragraph-rsid="0090f3d3" style:font-size-asian="12pt" style:font-size-complex="12pt"/>
    </style:style>
    <style:style style:name="P16" style:family="paragraph" style:parent-style-name="Text_20_body" style:list-style-name="L1">
      <style:paragraph-properties fo:line-height="200%"/>
      <style:text-properties style:font-name="Times New Roman" fo:font-size="12pt" officeooo:rsid="0022288d" officeooo:paragraph-rsid="0090f3d3" style:font-size-asian="12pt" style:font-size-complex="12pt"/>
    </style:style>
    <style:style style:name="P17" style:family="paragraph" style:parent-style-name="Text_20_body" style:list-style-name="L1">
      <style:paragraph-properties fo:line-height="200%"/>
      <style:text-properties style:font-name="Times New Roman" fo:font-size="12pt" officeooo:rsid="0022cc3d" officeooo:paragraph-rsid="0090f3d3" style:font-size-asian="12pt" style:font-size-complex="12pt"/>
    </style:style>
    <style:style style:name="P18" style:family="paragraph" style:parent-style-name="Text_20_body" style:list-style-name="L2">
      <style:paragraph-properties fo:line-height="200%"/>
      <style:text-properties style:font-name="Times New Roman" fo:font-size="12pt" officeooo:rsid="00273ba0" officeooo:paragraph-rsid="0090f3d3" style:font-size-asian="12pt" style:font-size-complex="12pt"/>
    </style:style>
    <style:style style:name="P19" style:family="paragraph" style:parent-style-name="Text_20_body" style:list-style-name="L3">
      <style:paragraph-properties fo:line-height="200%"/>
      <style:text-properties style:font-name="Times New Roman" fo:font-size="12pt" officeooo:rsid="00275b53" officeooo:paragraph-rsid="0090f3d3" style:font-size-asian="12pt" style:font-size-complex="12pt"/>
    </style:style>
    <style:style style:name="P20" style:family="paragraph" style:parent-style-name="Text_20_body" style:list-style-name="L4">
      <style:paragraph-properties fo:line-height="200%"/>
      <style:text-properties style:font-name="Times New Roman" fo:font-size="12pt" officeooo:rsid="0029862e" officeooo:paragraph-rsid="0090f3d3" style:font-size-asian="12pt" style:font-size-complex="12pt"/>
    </style:style>
    <style:style style:name="P21" style:family="paragraph" style:parent-style-name="Text_20_body">
      <style:paragraph-properties fo:line-height="200%"/>
      <style:text-properties style:font-name="Times New Roman" fo:font-size="12pt" officeooo:rsid="002a74e4" officeooo:paragraph-rsid="002b8c96" style:font-size-asian="12pt" style:font-size-complex="12pt"/>
    </style:style>
    <style:style style:name="P22" style:family="paragraph" style:parent-style-name="Text_20_body">
      <style:paragraph-properties fo:line-height="200%"/>
      <style:text-properties style:font-name="Times New Roman" fo:font-size="12pt" officeooo:rsid="002a74e4" officeooo:paragraph-rsid="002a74e4" style:font-size-asian="12pt" style:font-size-complex="12pt"/>
    </style:style>
    <style:style style:name="T1" style:family="text">
      <style:text-properties officeooo:rsid="001fdca7"/>
    </style:style>
    <style:style style:name="T2" style:family="text">
      <style:text-properties officeooo:rsid="001c8fee"/>
    </style:style>
    <style:style style:name="T3" style:family="text">
      <style:text-properties officeooo:rsid="00306fac"/>
    </style:style>
    <style:style style:name="T4" style:family="text">
      <style:text-properties officeooo:rsid="0033083f"/>
    </style:style>
    <style:style style:name="T5" style:family="text">
      <style:text-properties officeooo:rsid="0047f435"/>
    </style:style>
    <style:style style:name="T6" style:family="text">
      <style:text-properties officeooo:rsid="00418546"/>
    </style:style>
    <style:style style:name="T7" style:family="text">
      <style:text-properties officeooo:rsid="003c9a2d"/>
    </style:style>
    <style:style style:name="T8" style:family="text">
      <style:text-properties officeooo:rsid="0034a2d4"/>
    </style:style>
    <style:style style:name="T9" style:family="text">
      <style:text-properties officeooo:rsid="00366130"/>
    </style:style>
    <style:style style:name="T10" style:family="text">
      <style:text-properties officeooo:rsid="00425095"/>
    </style:style>
    <style:style style:name="T11" style:family="text">
      <style:text-properties officeooo:rsid="003d087d"/>
    </style:style>
    <style:style style:name="T12" style:family="text">
      <style:text-properties officeooo:rsid="00374d2f"/>
    </style:style>
    <style:style style:name="T13" style:family="text">
      <style:text-properties officeooo:rsid="0039b13b"/>
    </style:style>
    <style:style style:name="T14" style:family="text">
      <style:text-properties officeooo:rsid="003fdd89"/>
    </style:style>
    <style:style style:name="T15" style:family="text">
      <style:text-properties officeooo:rsid="00457a2e"/>
    </style:style>
    <style:style style:name="T16" style:family="text">
      <style:text-properties officeooo:rsid="0043c7ef"/>
    </style:style>
    <style:style style:name="T17" style:family="text">
      <style:text-properties officeooo:rsid="004184ac"/>
    </style:style>
    <style:style style:name="T18" style:family="text">
      <style:text-properties officeooo:rsid="004775a5"/>
    </style:style>
    <style:style style:name="T19" style:family="text">
      <style:text-properties officeooo:rsid="004a83a6"/>
    </style:style>
    <style:style style:name="T20" style:family="text">
      <style:text-properties officeooo:rsid="004bbd14"/>
    </style:style>
    <style:style style:name="T21" style:family="text">
      <style:text-properties officeooo:rsid="004d87b8"/>
    </style:style>
    <style:style style:name="T22" style:family="text">
      <style:text-properties officeooo:rsid="004dce25"/>
    </style:style>
    <style:style style:name="T23" style:family="text">
      <style:text-properties officeooo:rsid="004f1c55"/>
    </style:style>
    <style:style style:name="T24" style:family="text">
      <style:text-properties officeooo:rsid="004f4e9f"/>
    </style:style>
    <style:style style:name="T25" style:family="text">
      <style:text-properties officeooo:rsid="0051d2bc"/>
    </style:style>
    <style:style style:name="T26" style:family="text">
      <style:text-properties officeooo:rsid="004f9184"/>
    </style:style>
    <style:style style:name="T27" style:family="text">
      <style:text-properties officeooo:rsid="00501c28"/>
    </style:style>
    <style:style style:name="T28" style:family="text">
      <style:text-properties officeooo:rsid="00544085"/>
    </style:style>
    <style:style style:name="T29" style:family="text">
      <style:text-properties officeooo:rsid="005758d1"/>
    </style:style>
    <style:style style:name="T30" style:family="text">
      <style:text-properties officeooo:rsid="005485b9"/>
    </style:style>
    <style:style style:name="T31" style:family="text">
      <style:text-properties officeooo:rsid="00589bdd"/>
    </style:style>
    <style:style style:name="T32" style:family="text">
      <style:text-properties officeooo:rsid="005a23b0"/>
    </style:style>
    <style:style style:name="T33" style:family="text">
      <style:text-properties officeooo:rsid="00611cce"/>
    </style:style>
    <style:style style:name="T34" style:family="text">
      <style:text-properties officeooo:rsid="006217b4"/>
    </style:style>
    <style:style style:name="T35" style:family="text">
      <style:text-properties officeooo:rsid="005d434a"/>
    </style:style>
    <style:style style:name="T36" style:family="text">
      <style:text-properties officeooo:rsid="005f08a8"/>
    </style:style>
    <style:style style:name="T37" style:family="text">
      <style:text-properties officeooo:rsid="005f7dfe"/>
    </style:style>
    <style:style style:name="T38" style:family="text">
      <style:text-properties officeooo:rsid="0061c1d8"/>
    </style:style>
    <style:style style:name="T39" style:family="text">
      <style:text-properties officeooo:rsid="0063ec54"/>
    </style:style>
    <style:style style:name="T40" style:family="text">
      <style:text-properties officeooo:rsid="00652c4e"/>
    </style:style>
    <style:style style:name="T41" style:family="text">
      <style:text-properties officeooo:rsid="00657376"/>
    </style:style>
    <style:style style:name="T42" style:family="text">
      <style:text-properties officeooo:rsid="0066e66e"/>
    </style:style>
    <style:style style:name="T43" style:family="text">
      <style:text-properties officeooo:rsid="006c78da"/>
    </style:style>
    <style:style style:name="T44" style:family="text">
      <style:text-properties officeooo:rsid="006b03bc"/>
    </style:style>
    <style:style style:name="T45" style:family="text">
      <style:text-properties officeooo:rsid="006e3e4a"/>
    </style:style>
    <style:style style:name="T46" style:family="text">
      <style:text-properties officeooo:rsid="007141ba"/>
    </style:style>
    <style:style style:name="T47" style:family="text">
      <style:text-properties officeooo:rsid="0072e332"/>
    </style:style>
    <style:style style:name="T48" style:family="text">
      <style:text-properties officeooo:rsid="0074340a"/>
    </style:style>
    <style:style style:name="T49" style:family="text">
      <style:text-properties officeooo:rsid="0077aac4"/>
    </style:style>
    <style:style style:name="T50" style:family="text">
      <style:text-properties officeooo:rsid="0079a76e"/>
    </style:style>
    <style:style style:name="T51" style:family="text">
      <style:text-properties officeooo:rsid="0079b71f"/>
    </style:style>
    <style:style style:name="T52" style:family="text">
      <style:text-properties officeooo:rsid="00800be4"/>
    </style:style>
    <style:style style:name="T53" style:family="text">
      <style:text-properties officeooo:rsid="0079e381"/>
    </style:style>
    <style:style style:name="T54" style:family="text">
      <style:text-properties officeooo:rsid="007be040"/>
    </style:style>
    <style:style style:name="T55" style:family="text">
      <style:text-properties officeooo:rsid="007d5c7a"/>
    </style:style>
    <style:style style:name="T56" style:family="text">
      <style:text-properties officeooo:rsid="00808e9b"/>
    </style:style>
    <style:style style:name="T57" style:family="text">
      <style:text-properties officeooo:rsid="007e92da"/>
    </style:style>
    <style:style style:name="T58" style:family="text">
      <style:text-properties officeooo:rsid="0083c645"/>
    </style:style>
    <style:style style:name="T59" style:family="text">
      <style:text-properties officeooo:rsid="0085f2d5"/>
    </style:style>
    <style:style style:name="T60" style:family="text">
      <style:text-properties officeooo:rsid="008558a3"/>
    </style:style>
    <style:style style:name="T61" style:family="text">
      <style:text-properties officeooo:rsid="0087ba62"/>
    </style:style>
    <style:style style:name="T62" style:family="text">
      <style:text-properties officeooo:rsid="00883497"/>
    </style:style>
    <style:style style:name="T63" style:family="text">
      <style:text-properties officeooo:rsid="00895a49"/>
    </style:style>
    <style:style style:name="T64" style:family="text">
      <style:text-properties officeooo:rsid="0080ebc1"/>
    </style:style>
    <style:style style:name="T65" style:family="text">
      <style:text-properties officeooo:rsid="008243fd"/>
    </style:style>
    <style:style style:name="T66" style:family="text">
      <style:text-properties officeooo:rsid="008c2015"/>
    </style:style>
    <style:style style:name="T67" style:family="text">
      <style:text-properties officeooo:rsid="008c4415"/>
    </style:style>
    <style:style style:name="T68" style:family="text">
      <style:text-properties officeooo:rsid="008f907e"/>
    </style:style>
    <style:style style:name="T69" style:family="text">
      <style:text-properties officeooo:rsid="008e9212"/>
    </style:style>
    <style:style style:name="T70" style:family="text">
      <style:text-properties officeooo:rsid="0021589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Regulating Autonomous Systems</text:p>
      <text:p text:style-name="P2">Alex Shah</text:p>
      <text:p text:style-name="P2">EN.695.741.81.SP25 Information Assurance Analysis</text:p>
      <text:p text:style-name="P2">Mod <text:span text:style-name="T1">8</text:span> Assignment</text:p>
      <text:p text:style-name="P2"><text:span text:style-name="T2">March </text:span><text:span text:style-name="T1">20</text:span>, 2025</text:p>
      <text:p text:style-name="P3"/>
      <text:p text:style-name="P3"/>
      <text:p text:style-name="P3"/>
      <text:p text:style-name="P3"/>
      <text:h text:style-name="P4" text:outline-level="1">TOC</text:h>
      <text:p text:style-name="P5"/>
      <text:p text:style-name="P5"/>
      <text:p text:style-name="P5"/>
      <text:h text:style-name="P6" text:outline-level="1"><text:soft-page-break/>Introduction</text:h>
      <text:p text:style-name="P7"><text:span text:style-name="T3"><text:tab/></text:span><text:span text:style-name="T4">AI and autonomous systems are becoming </text:span><text:span text:style-name="T5">increasingly common</text:span><text:span text:style-name="T4">, serving recommendations and making decisions on behalf of humans. </text:span><text:span text:style-name="T6">Some of these decisions are critical, where the wrong decision could cause material harm to real people. </text:span><text:span text:style-name="T4">Yet there still remain questions on how these systems handle sensitive data and situations as well as </text:span><text:span text:style-name="T7">what legal or</text:span><text:span text:style-name="T4"> regulatory frameworks </text:span><text:span text:style-name="T7">are </text:span><text:span text:style-name="T4">necessary to ensure these systems operate </text:span><text:span text:style-name="T8">fairly and </text:span><text:span text:style-name="T9">transparently as we interact with them in our daily lives. </text:span><text:span text:style-name="T10">Should the government regulate autonomous systems created by AI companies?</text:span><text:span text:style-name="T9"> </text:span><text:span text:style-name="T11">These systems</text:span><text:span text:style-name="T12"> might make decisions with data that has inherent bias, or behave inaccurately</text:span><text:span text:style-name="T13">. </text:span><text:span text:style-name="T10">How do we ensure the model is fair or not making mistakes and who is responsible when something goes wrong?</text:span><text:span text:style-name="T13"> </text:span><text:span text:style-name="T10">A</text:span><text:span text:style-name="T14">ccountability and </text:span><text:span text:style-name="T15">transparency</text:span><text:span text:style-name="T14"> are </text:span><text:span text:style-name="T10">key </text:span><text:span text:style-name="T15">challenges to </text:span><text:span text:style-name="T16">determine </text:span><text:span text:style-name="T17">the future of these systems </text:span><text:span text:style-name="T18">in order to</text:span><text:span text:style-name="T17"> keep consumers safe and </text:span><text:span text:style-name="T16">set the precedent </text:span><text:span text:style-name="T17">for AI to be trustworthy and useful.</text:span></text:p>
      <text:h text:style-name="P6" text:outline-level="1">Regulation</text:h>
      <text:p text:style-name="P8"><text:tab/><text:span text:style-name="T19">In traditional machine learning, </text:span><text:span text:style-name="T20">models handle specific tasks with well defined inputs and outputs and a narrow scope for problems to arise. These systems might be trained on real user data and be responsible for outputs made directly to the user or on their behalf. </text:span><text:span text:style-name="T21">For example, in a recommendation system, </text:span><text:span text:style-name="T22">models might be retrained regularly to handle changing user preferences and an updated pool of </text:span><text:span text:style-name="T23">recommendations. </text:span><text:span text:style-name="T24">The purpose of the system is to </text:span><text:span text:style-name="T25">determine</text:span><text:span text:style-name="T24"> unseen factors that correlate or drive user preference without the need for the </text:span><text:span text:style-name="T26">system to justify the choices in recommending </text:span><text:span text:style-name="T27">one choice over another. </text:span><text:span text:style-name="T28">In </text:span><text:span text:style-name="T29">a video platform</text:span><text:span text:style-name="T28">, </text:span><text:span text:style-name="T30">two seemingly unrelated factors might be </text:span><text:span text:style-name="T29">strongly correlated this week, such as correlating dogs and </text:span><text:soft-page-break/><text:span text:style-name="T29">skateboards to recommend videos of a </text:span><text:span text:style-name="T31">dog on a skateboard whether dogs correlate to skateboards or not in real life. </text:span></text:p>
      <text:p text:style-name="P8"><text:span text:style-name="T32"><text:tab/>If the same principle is applied to a more critical system like making healthcare decisions, constantly changing or uncorrelated factors would be detrimental to making repeatable and accurate decisions. </text:span><text:span text:style-name="T33">(</text:span><text:span text:style-name="T34">[1] </text:span><text:span text:style-name="T33">Athey, 2017??).</text:span><text:span text:style-name="T32"> </text:span><text:span text:style-name="T35">Yet without explainable or transparent systems, </text:span><text:span text:style-name="T36">we would not be sure </text:span><text:span text:style-name="T37">how a model is weighing the factors and how updating the model changes the preference to these weights. </text:span><text:span text:style-name="T38">In a study conducted by </text:span><text:span text:style-name="T34">[2 The Role of Transparency in Recommender Systems] </text:span><text:span text:style-name="T39">users preferred transparent decision making </text:span><text:span text:style-name="T40">in recommendation systems <text:s/></text:span><text:span text:style-name="T41">regardless of whether the recommendation was their preference, </text:span><text:span text:style-name="T42">not their preference, or neutral. </text:span><text:span text:style-name="T43">T</text:span><text:span text:style-name="T44">he study goes on to say that users were less likely to trust a system the more closed off the explanation was or the more important the decision was. </text:span><text:span text:style-name="T45">This highlights the importance of transparency and how users </text:span><text:span text:style-name="T46">put their trust in more explainable </text:span><text:span text:style-name="T47">decisions. </text:span><text:span text:style-name="T48">In </text:span><text:span text:style-name="T49">[something from last essay], </text:span><text:span text:style-name="T50">the authors describe how AI systems and explainability systems can be created independently to evaluate </text:span><text:span text:style-name="T51">and interpret the reasoning behind </text:span><text:span text:style-name="T50">a model’s outputs. </text:span><text:span text:style-name="T51">Newer LLMs also show their reasoning when working through problems that can be shown to the user in order to understand the logic behind a decision. </text:span></text:p>
      <text:p text:style-name="P8"><text:span text:style-name="T52"><text:tab/>I</text:span><text:span text:style-name="T53">n critical autonomous applications, </text:span><text:span text:style-name="T52">a model might</text:span><text:span text:style-name="T54"> discriminat</text:span><text:span text:style-name="T52">e based on </text:span><text:span text:style-name="T54">sensitive attributes </text:span><text:span text:style-name="T52">from </text:span><text:span text:style-name="T55">underlying patterns of bias learned during training </text:span><text:span text:style-name="T56">Models might be fed these attributes or it may discover or </text:span><text:span text:style-name="T55">infer </text:span><text:span text:style-name="T56">sensitive </text:span><text:span text:style-name="T55">attributes </text:span><text:span text:style-name="T57">from user data </text:span><text:span text:style-name="T56">and use them in its decision making. </text:span><text:span text:style-name="T58">In order to address these serious potential </text:span><text:span text:style-name="T59">problems </text:span><text:span text:style-name="T58">and bolster user trust, laws and frameworks from regulators such as the US federal government </text:span><text:span text:style-name="T60">should be </text:span><text:span text:style-name="T59">put in place to </text:span><text:soft-page-break/><text:span text:style-name="T59">prevent the misuse of sensitive attributes </text:span><text:span text:style-name="T61">and provide </text:span><text:span text:style-name="T62">transparency and explainability to critical systems </text:span><text:span text:style-name="T63">making decisions autonomously. </text:span></text:p>
      <text:h text:style-name="P6" text:outline-level="1">Legal Implications</text:h>
      <text:p text:style-name="P9"><text:tab/><text:span text:style-name="T64">Use of autonomous systems require adherence to laws around user data privacy as well as harm that come from the use of the systems. </text:span><text:span text:style-name="T65">For example, AI product makers are subject to GDPR laws that govern the collect</text:span><text:span text:style-name="T66">ing and storing user data </text:span><text:span text:style-name="T67">and an autonomous system </text:span><text:span text:style-name="T68">might be </text:span><text:span text:style-name="T69">beholden to the same laws. </text:span></text:p>
      <text:h text:style-name="P6" text:outline-level="1">Ensuring <text:span text:style-name="T70">fairness, accountability, and transparency</text:span></text:h>
      <text:h text:style-name="P6" text:outline-level="1">Responsibility</text:h>
      <text:h text:style-name="P6" text:outline-level="1">ChatGPT</text:h>
      <text:h text:style-name="P6" text:outline-level="1">Conclusion</text:h>
      <text:h text:style-name="P6" text:outline-level="1">References</text:h>
      <text:p text:style-name="P10">Susan athey talk</text:p>
      <text:p text:style-name="P10">doshi 2017</text:p>
      <text:p text:style-name="P10">The Role of Transparency in Recommender Systems</text:p>
      <text:p text:style-name="P11">Blind Justice: Fairness with Encrypted Sensitive Attributes</text:p>
      <text:p text:style-name="P12">previous explainability paper</text:p>
      <text:p text:style-name="P13"><text:soft-page-break/>1</text:p>
      <text:p text:style-name="P14">Should autonomous systems be regulated by governments?</text:p>
      <text:list text:style-name="L1">
        <text:list-item>
          <text:p text:style-name="P15">susan athey talk</text:p>
          <text:list>
            <text:list-item>
              <text:p text:style-name="P15">train every week on new data, piano correlates to cats this week but not in real life</text:p>
            </text:list-item>
            <text:list-item>
              <text:p text:style-name="P15">need interpretable models for future as it changes</text:p>
            </text:list-item>
          </text:list>
        </text:list-item>
        <text:list-item>
          <text:p text:style-name="P15">The Role of Transparency in Recommender Systems</text:p>
          <text:list>
            <text:list-item>
              <text:p text:style-name="P16">users trust transparent recommendations</text:p>
            </text:list-item>
            <text:list-item>
              <text:p text:style-name="P16">less likely to trust the more closed off, big the decision is</text:p>
            </text:list-item>
          </text:list>
        </text:list-item>
        <text:list-item>
          <text:p text:style-name="P16">Blind Justice: Fairness with Encrypted Sensitive Attributes</text:p>
          <text:list>
            <text:list-item>
              <text:p text:style-name="P17">autonomous systems might discriminate based on sensitive attributes</text:p>
              <text:list>
                <text:list-item>
                  <text:p text:style-name="P17">direct or indirect, inferred or discovered/reconstructed</text:p>
                </text:list-item>
              </text:list>
            </text:list-item>
          </text:list>
        </text:list-item>
      </text:list>
      <text:p text:style-name="P13">2</text:p>
      <text:p text:style-name="P14">What are the legal implications of autonomy?</text:p>
      <text:list text:style-name="L2">
        <text:list-item>
          <text:p text:style-name="P18">use of private data, collecting, etc</text:p>
        </text:list-item>
        <text:list-item>
          <text:p text:style-name="P18">liability and fault/accountability</text:p>
          <text:list>
            <text:list-item>
              <text:p text:style-name="P18">explainability, transparency</text:p>
            </text:list-item>
          </text:list>
        </text:list-item>
      </text:list>
      <text:p text:style-name="P13">3</text:p>
      <text:p text:style-name="P14"><text:soft-page-break/>How do you ensure the fairness, accountability, and transparency of AI decisions?</text:p>
      <text:list text:style-name="L3">
        <text:list-item>
          <text:p text:style-name="P19">dosh 2017 independent explainable system</text:p>
        </text:list-item>
        <text:list-item>
          <text:p text:style-name="P19">transparency requirements for trust</text:p>
        </text:list-item>
      </text:list>
      <text:p text:style-name="P13">4</text:p>
      <text:p text:style-name="P14">Who is responsible for the decision of an autonomous system?</text:p>
      <text:list text:style-name="L4">
        <text:list-item>
          <text:p text:style-name="P20">top down, company who makes ai product, then user, then body regulating</text:p>
        </text:list-item>
      </text:list>
      <text:p text:style-name="P13">5</text:p>
      <text:p text:style-name="P14">ChatGPT output has been described as "competent, but empty". Based on your answer and ChatGPT's answer, do you believe that is true.  Support your reasoning.</text:p>
      <text:h text:style-name="P6" text:outline-level="1">Appendix</text:h>
      <text:p text:style-name="P21">Response from ChatGPT:</text:p>
      <text:p text:style-name="P21">These are really important and complex questions that touch on technology, ethics, and law. Let's break them down one by one:</text:p>
      <text:p text:style-name="P21">1. Should autonomous systems be regulated by governments?</text:p>
      <text:p text:style-name="P21">Yes, autonomous systems should be regulated by governments. Regulation is necessary to ensure that these systems are used safely, ethically, and transparently. Without regulation, there are risks of harm to individuals, society, and the environment. Governments can help set standards for development, testing, and deployment, and provide oversight to ensure that autonomous systems <text:soft-page-break/>comply with legal and ethical norms. Regulation also plays a crucial role in addressing concerns like privacy, data security, safety, and discrimination that might arise from AI-powered systems.</text:p>
      <text:p text:style-name="P21">However, the challenge lies in balancing innovation with the need for regulation, as overly stringent rules could stifle technological advancement.</text:p>
      <text:p text:style-name="P21">3. How do you ensure the fairness, accountability, and transparency of AI decisions?</text:p>
      <text:p text:style-name="P21">Ensuring fairness, accountability, and transparency in AI decisions requires a multi-pronged approach:</text:p>
      <text:p text:style-name="P21"><text:s text:c="4"/>• Fairness: This involves addressing biases in the data and algorithms used to train AI systems. Regular audits, diverse datasets, and designing algorithms that minimize biases can help create fairer outcomes. Fairness also involves considering how AI decisions affect different demographic groups and ensuring that no group is unfairly disadvantaged.</text:p>
      <text:p text:style-name="P21"><text:s text:c="4"/>• Accountability: Developers and organizations using autonomous systems should have clear accountability mechanisms in place. This means establishing legal and ethical responsibilities for the system’s performance and outcomes. It also involves having a clear chain of command for decision-making and actions taken by autonomous systems.</text:p>
      <text:p text:style-name="P21"><text:s text:c="4"/>• Transparency: Transparency involves making the decision-making processes of autonomous systems clear to the public, stakeholders, and users. This can be done through explainable AI (XAI), which ensures that decisions made by AI can be traced and understood by humans. It also means being open about how the system was trained and what data was used, ensuring that users know how the AI works and how its outcomes are determined.</text:p>
      <text:p text:style-name="P21">4. Who is responsible for the decision of an autonomous system?</text:p>
      <text:p text:style-name="P21"><text:soft-page-break/>The responsibility for the decisions of an autonomous system is a grey area. Several parties could be held accountable:</text:p>
      <text:p text:style-name="P21"><text:s text:c="4"/>• Manufacturers and Developers: They could be held responsible if the system is faulty, has been poorly designed, or hasn’t been adequately tested. They are also responsible for ensuring that systems are safe and secure.</text:p>
      <text:p text:style-name="P21"><text:s text:c="4"/>• Operators: In some cases, those who deploy and operate the autonomous systems may be responsible, especially if they fail to follow proper procedures or mismanage the system.</text:p>
      <text:p text:style-name="P21"><text:s text:c="4"/>• Governments: In the event of harm or societal disruption, governments may need to step in to ensure that appropriate regulations were followed, and laws were enforced.</text:p>
      <text:p text:style-name="P21"><text:s text:c="4"/>• The Autonomous System: This is a tricky question, and in most legal systems, machines themselves are not held accountable in the way humans are. However, some suggest that there may need to be new frameworks where autonomous systems are treated differently in terms of accountability, particularly for issues like data processing and decision-making.</text:p>
      <text:p text:style-name="P21">In conclusion, the legal and ethical landscape for autonomous systems is still evolving. It will require collaboration between governments, developers, and society to ensure that AI benefits everyone and is used responsibly.</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Regulating Autonomous Systems<text:tab/><text:tab/><text:page-number text:select-page="current">8</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3:27:06.147924000</meta:creation-date>
    <dc:date>2025-03-23T14:18:29.340637000</dc:date>
    <meta:editing-duration>PT8H25M18S</meta:editing-duration>
    <meta:editing-cycles>105</meta:editing-cycles>
    <meta:generator>LibreOffice/25.2.0.3$MacOSX_AARCH64 LibreOffice_project/e1cf4a87eb02d755bce1a01209907ea5ddc8f069</meta:generator>
    <meta:document-statistic meta:table-count="0" meta:image-count="0" meta:object-count="0" meta:page-count="8" meta:paragraph-count="68" meta:word-count="1394" meta:character-count="9112" meta:non-whitespace-character-count="7761"/>
  </office:meta>
</office:document-meta>
</file>